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7" style:family="table">
      <style:table-properties style:width="17cm" table:align="margins"/>
    </style:style>
    <style:style style:name="Tableau7.A" style:family="table-column">
      <style:table-column-properties style:column-width="17cm" style:rel-column-width="65535*"/>
    </style:style>
    <style:style style:name="Tableau7.1" style:family="table-row">
      <style:table-row-properties style:min-row-height="2.699cm"/>
    </style:style>
    <style:style style:name="Tableau7.A1" style:family="table-cell">
      <style:table-cell-properties fo:padding="0.097cm" fo:border="0.05pt solid #000000"/>
    </style:style>
    <style:style style:name="Tableau2" style:family="table">
      <style:table-properties style:width="4.551cm" fo:margin-left="12.472cm" table:align="left"/>
    </style:style>
    <style:style style:name="Tableau2.A" style:family="table-column">
      <style:table-column-properties style:column-width="4.551cm"/>
    </style:style>
    <style:style style:name="Tableau2.A1" style:family="table-cell">
      <style:table-cell-properties fo:padding="0.097cm" fo:border="0.05pt solid #000000"/>
    </style:style>
    <style:style style:name="Tableau2.2" style:family="table-row">
      <style:table-row-properties style:min-row-height="3.022cm"/>
    </style:style>
    <style:style style:name="Tableau2.A2" style:family="table-cell">
      <style:table-cell-properties fo:padding="0.097cm" fo:border-left="0.05pt solid #000000" fo:border-right="0.05pt solid #000000" fo:border-top="none" fo:border-bottom="0.05pt solid #000000"/>
    </style:style>
    <style:style style:name="Tableau1" style:family="table">
      <style:table-properties style:width="4.207cm" table:align="left"/>
    </style:style>
    <style:style style:name="Tableau1.A" style:family="table-column">
      <style:table-column-properties style:column-width="4.207cm"/>
    </style:style>
    <style:style style:name="Tableau1.A1" style:family="table-cell">
      <style:table-cell-properties fo:padding="0.097cm" fo:border="0.05pt solid #000000"/>
    </style:style>
    <style:style style:name="Tableau1.2" style:family="table-row">
      <style:table-row-properties style:min-row-height="4.53cm"/>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4.63cm" fo:margin-left="12.393cm" table:align="left"/>
    </style:style>
    <style:style style:name="Tableau3.A" style:family="table-column">
      <style:table-column-properties style:column-width="4.63cm"/>
    </style:style>
    <style:style style:name="Tableau3.A1" style:family="table-cell">
      <style:table-cell-properties fo:padding="0.097cm" fo:border="0.05pt solid #000000"/>
    </style:style>
    <style:style style:name="Tableau3.2" style:family="table-row">
      <style:table-row-properties style:min-row-height="1.619cm"/>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5.599cm" fo:margin-left="6.599cm" table:align="left"/>
    </style:style>
    <style:style style:name="Tableau4.A" style:family="table-column">
      <style:table-column-properties style:column-width="5.599cm"/>
    </style:style>
    <style:style style:name="Tableau4.A1" style:family="table-cell">
      <style:table-cell-properties fo:padding="0.097cm" fo:border="0.05pt solid #000000"/>
    </style:style>
    <style:style style:name="Tableau4.2" style:family="table-row">
      <style:table-row-properties style:min-row-height="1.804cm"/>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6.509cm" table:align="left"/>
    </style:style>
    <style:style style:name="Tableau5.A" style:family="table-column">
      <style:table-column-properties style:column-width="6.509cm"/>
    </style:style>
    <style:style style:name="Tableau5.A1" style:family="table-cell">
      <style:table-cell-properties fo:padding="0.097cm" fo:border="0.05pt solid #000000"/>
    </style:style>
    <style:style style:name="Tableau5.2" style:family="table-row">
      <style:table-row-properties style:min-row-height="0.72cm"/>
    </style:style>
    <style:style style:name="Tableau5.A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officeooo:paragraph-rsid="00140b4c"/>
    </style:style>
    <style:style style:name="P3" style:family="paragraph" style:parent-style-name="Standard">
      <style:paragraph-properties fo:text-align="center" style:justify-single-word="false"/>
      <style:text-properties fo:font-size="20pt" officeooo:rsid="00111d74" officeooo:paragraph-rsid="00111d74" style:font-size-asian="17.5pt" style:font-size-complex="2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2pt" officeooo:rsid="00111d74" officeooo:paragraph-rsid="00111d74" style:font-size-asian="22pt" style:font-size-complex="22pt"/>
    </style:style>
    <style:style style:name="P6" style:family="paragraph" style:parent-style-name="Standard">
      <style:text-properties officeooo:rsid="00111d74"/>
    </style:style>
    <style:style style:name="P7" style:family="paragraph" style:parent-style-name="Standard">
      <style:paragraph-properties fo:text-align="center" style:justify-single-word="false"/>
      <style:text-properties officeooo:rsid="00111d74" officeooo:paragraph-rsid="00111d74"/>
    </style:style>
    <style:style style:name="P8" style:family="paragraph" style:parent-style-name="Standard">
      <style:paragraph-properties fo:text-align="start" style:justify-single-word="false"/>
      <style:text-properties officeooo:paragraph-rsid="00111d74"/>
    </style:style>
    <style:style style:name="P9" style:family="paragraph" style:parent-style-name="Standard">
      <style:text-properties fo:font-size="15pt" officeooo:rsid="00111d74" officeooo:paragraph-rsid="00111d74" style:font-size-asian="13.1000003814697pt" style:font-size-complex="15pt"/>
    </style:style>
    <style:style style:name="P10" style:family="paragraph" style:parent-style-name="Standard">
      <style:text-properties fo:font-size="15pt" officeooo:paragraph-rsid="00140b4c" style:font-size-asian="13.1000003814697pt" style:font-size-complex="15pt"/>
    </style:style>
    <style:style style:name="P11" style:family="paragraph" style:parent-style-name="Standard">
      <style:text-properties fo:font-size="15pt" officeooo:rsid="00163e05" officeooo:paragraph-rsid="00163e05" style:font-size-asian="13.1000003814697pt" style:font-size-complex="15pt"/>
    </style:style>
    <style:style style:name="P12" style:family="paragraph" style:parent-style-name="Standard">
      <style:text-properties fo:font-size="15pt" officeooo:rsid="00140b4c" officeooo:paragraph-rsid="001399d3" style:font-size-asian="13.1000003814697pt" style:font-size-complex="15pt"/>
    </style:style>
    <style:style style:name="P13" style:family="paragraph" style:parent-style-name="Standard">
      <style:text-properties fo:font-size="15pt" officeooo:paragraph-rsid="001bdf61" style:font-size-asian="13.1000003814697pt" style:font-size-complex="15pt"/>
    </style:style>
    <style:style style:name="P14" style:family="paragraph" style:parent-style-name="Standard">
      <style:text-properties fo:font-size="15pt" officeooo:paragraph-rsid="001d5f38" style:font-size-asian="13.1000003814697pt" style:font-size-complex="15pt"/>
    </style:style>
    <style:style style:name="P15" style:family="paragraph" style:parent-style-name="Standard">
      <style:text-properties fo:font-size="15pt" style:font-size-asian="15pt" style:font-size-complex="15pt"/>
    </style:style>
    <style:style style:name="P16" style:family="paragraph" style:parent-style-name="Standard">
      <style:text-properties officeooo:rsid="0012efe9" officeooo:paragraph-rsid="0012efe9"/>
    </style:style>
    <style:style style:name="P17" style:family="paragraph" style:parent-style-name="Standard">
      <style:text-properties fo:font-size="12pt" officeooo:rsid="0012efe9" officeooo:paragraph-rsid="0012efe9" style:font-size-asian="10.5pt" style:font-size-complex="12pt"/>
    </style:style>
    <style:style style:name="P18" style:family="paragraph" style:parent-style-name="Standard">
      <style:text-properties fo:font-size="12pt" officeooo:rsid="0012efe9" officeooo:paragraph-rsid="001399d3" style:font-size-asian="10.5pt" style:font-size-complex="12pt"/>
    </style:style>
    <style:style style:name="P19" style:family="paragraph" style:parent-style-name="Standard">
      <style:text-properties fo:font-size="12pt" officeooo:paragraph-rsid="001399d3" style:font-size-asian="10.5pt" style:font-size-complex="12pt"/>
    </style:style>
    <style:style style:name="P20" style:family="paragraph" style:parent-style-name="Standard">
      <style:text-properties fo:font-size="12pt" officeooo:paragraph-rsid="00140b4c" style:font-size-asian="10.5pt" style:font-size-complex="12pt"/>
    </style:style>
    <style:style style:name="P21" style:family="paragraph" style:parent-style-name="Standard">
      <style:text-properties fo:font-size="12pt" officeooo:rsid="00163e05" officeooo:paragraph-rsid="00163e05" style:font-size-asian="10.5pt" style:font-size-complex="12pt"/>
    </style:style>
    <style:style style:name="P22" style:family="paragraph" style:parent-style-name="Standard">
      <style:text-properties fo:font-size="12pt" officeooo:rsid="001b8561" officeooo:paragraph-rsid="001b8561" style:font-size-asian="10.5pt" style:font-size-complex="12pt"/>
    </style:style>
    <style:style style:name="P23" style:family="paragraph" style:parent-style-name="Standard">
      <style:text-properties fo:font-size="12pt" officeooo:rsid="001bdf61" officeooo:paragraph-rsid="001bdf61" style:font-size-asian="10.5pt" style:font-size-complex="12pt"/>
    </style:style>
    <style:style style:name="P24" style:family="paragraph" style:parent-style-name="Standard">
      <style:text-properties officeooo:paragraph-rsid="00140b4c"/>
    </style:style>
    <style:style style:name="P25" style:family="paragraph" style:parent-style-name="Standard">
      <style:text-properties officeooo:rsid="00140b4c" officeooo:paragraph-rsid="00140b4c"/>
    </style:style>
    <style:style style:name="P26" style:family="paragraph" style:parent-style-name="Standard">
      <style:text-properties officeooo:rsid="00140b4c" officeooo:paragraph-rsid="001f25dc"/>
    </style:style>
    <style:style style:name="P27" style:family="paragraph" style:parent-style-name="Standard">
      <style:text-properties officeooo:paragraph-rsid="0014630a"/>
    </style:style>
    <style:style style:name="P28" style:family="paragraph" style:parent-style-name="Standard">
      <style:text-properties officeooo:rsid="00163e05" officeooo:paragraph-rsid="00163e05"/>
    </style:style>
    <style:style style:name="P29" style:family="paragraph" style:parent-style-name="Standard">
      <style:text-properties officeooo:rsid="0014630a" officeooo:paragraph-rsid="0014630a"/>
    </style:style>
    <style:style style:name="P30" style:family="paragraph" style:parent-style-name="Standard">
      <style:text-properties fo:font-size="13.5pt" officeooo:paragraph-rsid="00182a2a" style:font-size-asian="13.5pt" style:font-size-complex="13.5pt"/>
    </style:style>
    <style:style style:name="P31" style:family="paragraph" style:parent-style-name="Standard">
      <style:paragraph-properties fo:text-align="center" style:justify-single-word="false"/>
      <style:text-properties fo:font-size="18pt" style:font-size-asian="18pt" style:font-size-complex="18pt"/>
    </style:style>
    <style:style style:name="P32" style:family="paragraph" style:parent-style-name="Standard">
      <style:paragraph-properties fo:text-align="start" style:justify-single-word="false"/>
      <style:text-properties fo:font-size="18pt" officeooo:rsid="001d5f38" officeooo:paragraph-rsid="001d5f38" style:font-size-asian="18pt" style:font-size-complex="18pt"/>
    </style:style>
    <style:style style:name="P33" style:family="paragraph" style:parent-style-name="Standard">
      <style:text-properties fo:color="#ff00cc" fo:font-size="15pt" style:font-size-asian="15pt" style:font-size-complex="15pt"/>
    </style:style>
    <style:style style:name="P34" style:family="paragraph" style:parent-style-name="Standard">
      <style:text-properties fo:color="#ff3333" officeooo:paragraph-rsid="00140b4c"/>
    </style:style>
    <style:style style:name="P35" style:family="paragraph" style:parent-style-name="Standard">
      <style:paragraph-properties fo:text-align="center" style:justify-single-word="false"/>
      <style:text-properties fo:color="#ff3333" fo:font-size="18pt" officeooo:rsid="001d5f38" officeooo:paragraph-rsid="001d5f38" style:font-size-asian="18pt" style:font-size-complex="18pt"/>
    </style:style>
    <style:style style:name="P36" style:family="paragraph" style:parent-style-name="Standard" style:list-style-name="L1">
      <style:paragraph-properties fo:text-align="start" style:justify-single-word="false"/>
      <style:text-properties fo:font-size="18pt" officeooo:rsid="001d5f38" officeooo:paragraph-rsid="001d5f38" style:font-size-asian="18pt" style:font-size-complex="18pt"/>
    </style:style>
    <style:style style:name="P37" style:family="paragraph" style:parent-style-name="Standard" style:list-style-name="L2">
      <style:text-properties officeooo:paragraph-rsid="0012efe9"/>
    </style:style>
    <style:style style:name="P38" style:family="paragraph" style:parent-style-name="Standard" style:list-style-name="L2">
      <style:text-properties fo:font-size="12pt" officeooo:rsid="001399d3" officeooo:paragraph-rsid="0012efe9" style:font-size-asian="10.5pt" style:font-size-complex="12pt"/>
    </style:style>
    <style:style style:name="P39" style:family="paragraph" style:parent-style-name="Standard" style:list-style-name="L2">
      <style:text-properties fo:font-size="12pt" officeooo:rsid="001399d3" officeooo:paragraph-rsid="001399d3" style:font-size-asian="10.5pt" style:font-size-complex="12pt"/>
    </style:style>
    <style:style style:name="P40" style:family="paragraph" style:parent-style-name="Standard">
      <style:text-properties fo:font-size="15pt" officeooo:rsid="00140b4c" officeooo:paragraph-rsid="001399d3" style:font-size-asian="13.1000003814697pt" style:font-size-complex="15pt"/>
    </style:style>
    <style:style style:name="P41" style:family="paragraph" style:parent-style-name="Standard">
      <style:text-properties fo:font-size="15pt" officeooo:rsid="0014630a" style:font-size-asian="15pt" style:font-size-complex="15pt"/>
    </style:style>
    <style:style style:name="P42" style:family="paragraph">
      <loext:graphic-properties draw:fill-color="#000000"/>
      <style:paragraph-properties fo:text-align="center"/>
    </style:style>
    <style:style style:name="P43" style:family="paragraph">
      <loext:graphic-properties draw:fill="none" draw:fill-color="#ffffff"/>
    </style:style>
    <style:style style:name="P44" style:family="paragraph">
      <style:paragraph-properties fo:text-align="center"/>
    </style:style>
    <style:style style:name="P45" style:family="paragraph">
      <loext:graphic-properties draw:fill-color="#ffffff"/>
      <style:paragraph-properties fo:text-align="center"/>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ize="18pt" fo:font-style="normal" style:font-size-asian="15.75pt" style:font-style-asian="normal" style:font-size-complex="18pt" style:font-style-complex="normal"/>
    </style:style>
    <style:style style:name="T5" style:family="text">
      <style:text-properties officeooo:rsid="0012efe9"/>
    </style:style>
    <style:style style:name="T6" style:family="text">
      <style:text-properties fo:font-size="15pt" officeooo:rsid="00140b4c" style:font-size-asian="13.1000003814697pt" style:font-size-complex="15pt"/>
    </style:style>
    <style:style style:name="T7" style:family="text">
      <style:text-properties fo:font-size="15pt" officeooo:rsid="0012efe9" style:font-size-asian="13.1000003814697pt" style:font-size-complex="15pt"/>
    </style:style>
    <style:style style:name="T8" style:family="text">
      <style:text-properties fo:font-size="15pt" officeooo:rsid="001d5f38" style:font-size-asian="13.1000003814697pt" style:font-size-complex="15pt"/>
    </style:style>
    <style:style style:name="T9" style:family="text">
      <style:text-properties fo:font-size="15pt" officeooo:rsid="0014630a" style:font-size-asian="15pt" style:font-size-complex="15pt"/>
    </style:style>
    <style:style style:name="T10" style:family="text">
      <style:text-properties officeooo:rsid="001399d3"/>
    </style:style>
    <style:style style:name="T11" style:family="text">
      <style:text-properties officeooo:rsid="00140b4c"/>
    </style:style>
    <style:style style:name="T12" style:family="text">
      <style:text-properties officeooo:rsid="0014630a"/>
    </style:style>
    <style:style style:name="T13" style:family="text">
      <style:text-properties fo:font-size="13.5pt" style:font-size-asian="13.5pt" style:font-size-complex="13.5pt"/>
    </style:style>
    <style:style style:name="T14" style:family="text">
      <style:text-properties fo:font-size="13.5pt" officeooo:rsid="0014630a" style:font-size-asian="13.5pt" style:font-size-complex="13.5pt"/>
    </style:style>
    <style:style style:name="T15" style:family="text">
      <style:text-properties fo:font-size="12pt" style:font-size-asian="10.5pt" style:font-size-complex="12pt"/>
    </style:style>
    <style:style style:name="T16" style:family="text">
      <style:text-properties fo:font-size="12pt" officeooo:rsid="0017a06b" style:font-size-asian="10.5pt" style:font-size-complex="12pt"/>
    </style:style>
    <style:style style:name="T17" style:family="text">
      <style:text-properties fo:font-size="12pt" officeooo:rsid="001399d3" style:font-size-asian="10.5pt" style:font-size-complex="12pt"/>
    </style:style>
    <style:style style:name="T18" style:family="text">
      <style:text-properties fo:font-size="12pt" officeooo:rsid="00182a2a" style:font-size-asian="10.5pt" style:font-size-complex="12pt"/>
    </style:style>
    <style:style style:name="T19" style:family="text">
      <style:text-properties fo:font-size="12pt" officeooo:rsid="001d5f38" style:font-size-asian="10.5pt" style:font-size-complex="12pt"/>
    </style:style>
    <style:style style:name="T20" style:family="text">
      <style:text-properties fo:font-size="12pt" officeooo:rsid="0020521c" style:font-size-asian="10.5pt" style:font-size-complex="12pt"/>
    </style:style>
    <style:style style:name="T21" style:family="text">
      <style:text-properties officeooo:rsid="00182a2a"/>
    </style:style>
    <style:style style:name="T22" style:family="text">
      <style:text-properties officeooo:rsid="001a0c42"/>
    </style:style>
    <style:style style:name="T23" style:family="text">
      <style:text-properties officeooo:rsid="001b8561"/>
    </style:style>
    <style:style style:name="T24" style:family="text">
      <style:text-properties officeooo:rsid="001bdf61"/>
    </style:style>
    <style:style style:name="T25" style:family="text">
      <style:text-properties officeooo:rsid="001d5f38"/>
    </style:style>
    <style:style style:name="T26" style:family="text">
      <style:text-properties fo:color="#ff3333"/>
    </style:style>
    <style:style style:name="T27" style:family="text">
      <style:text-properties fo:color="#ff3333" officeooo:rsid="00111d74"/>
    </style:style>
    <style:style style:name="T28" style:family="text">
      <style:text-properties fo:color="#ff3333" fo:font-size="15pt" style:font-size-asian="13.1000003814697pt" style:font-size-complex="15pt"/>
    </style:style>
    <style:style style:name="T29" style:family="text">
      <style:text-properties fo:color="#ff3333" fo:font-size="15pt" officeooo:rsid="0012efe9" style:font-size-asian="13.1000003814697pt" style:font-size-complex="15pt"/>
    </style:style>
    <style:style style:name="T30" style:family="text">
      <style:text-properties fo:color="#ff3333" fo:font-size="15pt" officeooo:rsid="00140b4c" style:font-size-asian="13.1000003814697pt" style:font-size-complex="15pt"/>
    </style:style>
    <style:style style:name="T31" style:family="text">
      <style:text-properties fo:color="#ff3333" officeooo:rsid="00140b4c"/>
    </style:style>
    <style:style style:name="T32" style:family="text">
      <style:text-properties fo:color="#ff3333" officeooo:rsid="001d5f38"/>
    </style:style>
    <style:style style:name="T33" style:family="text">
      <style:text-properties fo:color="#ff00cc"/>
    </style:style>
    <style:style style:name="T34" style:family="text">
      <style:text-properties fo:color="#ff00cc" fo:font-size="15pt" style:font-size-asian="15pt" style:font-size-complex="15pt"/>
    </style:style>
    <style:style style:name="T35" style:family="text">
      <style:text-properties fo:color="#ff00cc" fo:font-size="15pt" officeooo:rsid="0014630a" style:font-size-asian="15pt" style:font-size-complex="1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0.635cm" fo:min-width="0.6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ENSIIE</text:p>
      <text:p text:style-name="P5">Projet Web 1A</text:p>
      <text:p text:style-name="P5"/>
      <text:p text:style-name="P3">AMAZON<text:span text:style-name="T1">IIE </text:span><text:span text:style-name="T3">:</text:span></text:p>
      <text:p text:style-name="P3"><text:span text:style-name="T4">Une plateforme d’échanges entre les élèves de l’ENSIIE</text:span><text:span text:style-name="T3"> </text:span><text:span text:style-name="T1"><text:s/></text:span></text:p>
      <text:p text:style-name="P8"/>
      <text:p text:style-name="P8"/>
      <text:p text:style-name="P8"/>
      <text:p text:style-name="P8"/>
      <text:p text:style-name="P8"/>
      <text:p text:style-name="P8"/>
      <text:p text:style-name="P6"/>
      <text:p text:style-name="P9">Auteurs :</text:p>
      <text:p text:style-name="P9">Gabrielle GUILLAUME</text:p>
      <text:p text:style-name="P9">Marine PALLOTTA</text:p>
      <text:p text:style-name="P9">Kalo RAKOTONDRAZOKINI</text:p>
      <text:p text:style-name="P9">Léo VEZINET</text:p>
      <text:p text:style-name="Standard"/>
      <text:p text:style-name="Standard"/>
      <text:p text:style-name="Standard"/>
      <text:p text:style-name="Standard"/>
      <text:p text:style-name="Standard"/>
      <text:p text:style-name="P4"/>
      <text:p text:style-name="P4"/>
      <text:p text:style-name="P7">22 Mai 2018</text:p>
      <text:p text:style-name="Standard"/>
      <text:p text:style-name="Standard"/>
      <text:p text:style-name="Standard"/>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tab/><text:tab/><text:tab/><text:tab/><text:tab/><text:tab/><text:span text:style-name="T26">SOMMAIRE :</text:span></text:p>
      <text:p text:style-name="P9"/>
      <text:p text:style-name="P31"/>
      <text:p text:style-name="P35"/>
      <text:p text:style-name="P32"><text:span text:style-name="T26">I-</text:span> Introduction</text:p>
      <text:p text:style-name="P32"/>
      <text:p text:style-name="P32"><text:span text:style-name="T26">II-</text:span> Présentation du projet</text:p>
      <text:p text:style-name="P32"/>
      <text:p text:style-name="P32"><text:span text:style-name="T26">III-</text:span> Les détails techniques du projet</text:p>
      <text:p text:style-name="P32"/>
      <text:p text:style-name="P32"><text:tab/><text:span text:style-name="T33">1.</text:span> Notre base de données</text:p>
      <text:list xml:id="list1775954694356160910" text:style-name="L1">
        <text:list-header>
          <text:p text:style-name="P36"><text:span text:style-name="T33">2.</text:span> Authentification</text:p>
          <text:p text:style-name="P36"><text:span text:style-name="T33">3.</text:span> Profil éditable</text:p>
          <text:p text:style-name="P36"><text:span text:style-name="T33">4.</text:span> Compte administrateur</text:p>
        </text:list-header>
      </text:list>
      <text:p text:style-name="P32"/>
      <text:p text:style-name="P32"><text:span text:style-name="T26">IV-</text:span> Notre travail</text:p>
      <text:p text:style-name="P32"/>
      <text:p text:style-name="P32"><text:span text:style-name="T26">V-</text:span> Difficultés</text:p>
      <text:p text:style-name="P32"/>
      <text:p text:style-name="P32"><text:span text:style-name="T26">VI-</text:span> Les points à améliorer</text:p>
      <text:p text:style-name="P31"/>
      <text:p text:style-name="Standard"/>
      <text:p text:style-name="Standard"/>
      <text:p text:style-name="Standard"/>
      <text:p text:style-name="Standard"/>
      <text:p text:style-name="Standard"/>
      <text:p text:style-name="Standard"/>
      <text:p text:style-name="P10"><text:tab/></text:p>
      <text:p text:style-name="P13"><text:tab/></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tab/></text:p>
      <text:p text:style-name="P14"><text:tab/><text:span text:style-name="T26">-</text:span><text:span text:style-name="T27">I- Introduction</text:span></text:p>
      <text:p text:style-name="Standard"><text:tab/></text:p>
      <text:p text:style-name="Standard"><text:tab/><text:span text:style-name="T5">Cette année, et à de nombreuses reprises, nous avons pu constater des désagréments dus au manque de communication entre les élèves de l’ENSIIE. Ceux-ci peuvent être des objets perdus qui n’ont jamais été retrouvés, des objets trouvés qui n’ont jamais retrouvé leur possesseur, ou même des élèves ayant absolument besoin d’une voiture sans savoir a qui demander.</text:span></text:p>
      <text:p text:style-name="P16">Notre objectif est de créer une plateforme simple qui permet à tous les élèves de l’école d’avoir accès facilement à une liste des objets et services accessibles à l’école.</text:p>
      <text:p text:style-name="P16"/>
      <text:p text:style-name="P16"/>
      <text:p text:style-name="P16"/>
      <text:p text:style-name="P16"><text:tab/><text:span text:style-name="T28">-II- Présentation du projet</text:span></text:p>
      <text:p text:style-name="P17"/>
      <text:p text:style-name="P17"><text:tab/><text:span text:style-name="T10">Notre site internet se décompose en plusieurs sous parties :</text:span></text:p>
      <text:list xml:id="list3194722941447874740" text:style-name="L2">
        <text:list-item>
          <text:p text:style-name="P37"><text:span text:style-name="T17">Une page d’accueil q</text:span><text:span text:style-name="T18">ui </text:span><text:span text:style-name="T17">offre la possibilité à l’utilisateur de s’inscrire ou de se connecter, présente les différentes parties du site où il peut accéder, et lui montre les dernières annonces postées sur le site.</text:span></text:p>
        </text:list-item>
        <text:list-item>
          <text:p text:style-name="P38">La rubrique des objets trouvés propose une liste des différents objets perdus ayant été retrouvés pas les élèves. L’utilisateur peut préciser sa recherche en choisissant la catégorie de l’objet recherché.</text:p>
        </text:list-item>
        <text:list-item>
          <text:p text:style-name="P39">La rubrique des achats et services est presque identique: l’utilisateur a accès à tout ce qui est proposé dans l’école, il peut également affiner sa recherche en choisissant la catégorie de l’objet ou service voulu.</text:p>
        </text:list-item>
        <text:list-item>
          <text:p text:style-name="P39">Enfin, l’utilisateur peut poster une annonce, que ce soit un objet retrouvé ou un service qu’il propose.</text:p>
        </text:list-item>
      </text:list>
      <text:p text:style-name="P18"><text:soft-page-break/><text:tab/><text:span text:style-name="T10">Chaque annonce est accompagnée d’une description, du nom de l’annonceur et des information nécessaires pour pouvoir le contacter. De plus, il faut s’être préalablement connecté au site pour pouvoir accéder au détail des annonces.</text:span></text:p>
      <text:p text:style-name="P18"/>
      <text:p text:style-name="P18"><text:tab/></text:p>
      <text:p text:style-name="P19"><text:span text:style-name="T7"><text:tab/></text:span><text:span text:style-name="T29">-</text:span><text:span text:style-name="T30">III- Les détails techniques de notre projet</text:span></text:p>
      <text:p text:style-name="P12"/>
      <text:p text:style-name="P12"><text:tab/><text:tab/><text:span text:style-name="T33">1. Notre base de données</text:span></text:p>
      <text:p text:style-name="Standard"/>
      <text:p text:style-name="P25"/>
      <text:p text:style-name="P25"/>
      <text:p text:style-name="P25"/>
      <text:p text:style-name="P25"><text:tab/><text:tab/><text:tab/><text:tab/><text:tab/><text:tab/><text:span text:style-name="T2">Schéma relationnel</text:span></text:p>
      <text:p text:style-name="P24"/>
      <table:table table:name="Tableau7" table:style-name="Tableau7">
        <table:table-column table:style-name="Tableau7.A"/>
        <table:table-row table:style-name="Tableau7.1">
          <table:table-cell table:style-name="Tableau7.A1" office:value-type="string">
            <text:p text:style-name="P2">Eleve(#mail, nom, prenom, mdp, pseudo, promo, telephone, admin)</text:p>
            <text:p text:style-name="P2">Objet(#id , titre, description, date, image, mail=&gt;Eleve)</text:p>
            <text:p text:style-name="P2">Vendre(#id=&gt;Objet, categorie_V, prix)</text:p>
            <text:p text:style-name="P2">Trouve(#id=&gt;Objet, categorie_T, endroit)</text:p>
            <text:p text:style-name="P2">Termine(#id=&gt;Obejt, date, mail=&gt;Eleve)</text:p>
          </table:table-cell>
        </table:table-row>
      </table:table>
      <text:p text:style-name="P24"/>
      <text:p text:style-name="P26"><text:tab/><text:tab/></text:p>
      <text:p text:style-name="P26"/>
      <text:p text:style-name="P26"/>
      <text:p text:style-name="P26">Ce schéma relationnel correspond au diagramme qui va suivr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text:tab/><text:tab/></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text:tab/><text:tab/><text:tab/><text:span text:style-name="T2">Diagramme représentant notre base de données</text:span></text:p>
      <text:p text:style-name="Standard"><draw:line text:anchor-type="paragraph" draw:z-index="6" draw:style-name="gr5" draw:text-style-name="P44" svg:x1="4.399cm" svg:y1="7.797cm" svg:x2="12.416cm" svg:y2="3.537cm"><text:p/></draw:line></text:p>
      <table:table table:name="Tableau2" table:style-name="Tableau2">
        <table:table-column table:style-name="Tableau2.A"/>
        <table:table-row>
          <table:table-cell table:style-name="Tableau2.A1" office:value-type="string">
            <text:p text:style-name="P1"><draw:frame text:anchor-type="paragraph" draw:z-index="1" draw:name="Forme2" draw:style-name="gr2" draw:text-style-name="P43" svg:width="2.382cm" svg:height="0.503cm" svg:x="-5.498cm" svg:y="2.792cm"><draw:text-box><text:p>appartenir</text:p></draw:text-box></draw:frame>Objet</text:p>
          </table:table-cell>
        </table:table-row>
        <table:table-row table:style-name="Tableau2.2">
          <table:table-cell table:style-name="Tableau2.A2" office:value-type="string">
            <text:p text:style-name="Table_20_Contents"><draw:frame text:anchor-type="paragraph" draw:z-index="2" draw:name="Forme3" draw:style-name="gr3" draw:text-style-name="P43" svg:width="0.795cm" svg:height="0.609cm" svg:x="-1.132cm" svg:y="0.258cm"><draw:text-box><text:p>0...*</text:p></draw:text-box></draw:frame># id : SERIAL</text:p>
            <text:p text:style-name="Table_20_Contents"><draw:line text:anchor-type="paragraph" draw:z-index="0" draw:name="Forme1" draw:style-name="gr1" draw:text-style-name="P42" svg:x1="-8.276cm" svg:y1="4.612cm" svg:x2="-0.153cm" svg:y2="0.379cm"><text:p/></draw:line>titre : VARCHAR</text:p>
            <text:p text:style-name="Table_20_Contents">description : VARCHAR</text:p>
            <text:p text:style-name="Table_20_Contents">date : DATE</text:p>
            <text:p text:style-name="Table_20_Contents">image : VARCAHR</text:p>
            <text:p text:style-name="Table_20_Contents">mail : VARCHAR </text:p>
          </table:table-cell>
        </table:table-row>
      </table:table>
      <text:p text:style-name="Standard"><draw:line text:anchor-type="paragraph" draw:z-index="5" draw:name="Forme6" draw:style-name="gr5" draw:text-style-name="P44" svg:x1="12.998cm" svg:y1="3.958cm" svg:x2="13.104cm" svg:y2="0.254cm"><text:p/></draw:line><draw:polyline text:anchor-type="paragraph" draw:z-index="4" draw:name="Forme5" draw:style-name="gr5" draw:text-style-name="P44" svg:width="5.264cm" svg:height="3.597cm" svg:x="9.638cm" svg:y="3.958cm" svg:viewBox="0 0 5265 3598" draw:points="0,3598 106,0 5239,0 5265,1455 5239,1323"><text:p/></draw:polyline></text:p>
      <table:table table:name="Tableau1" table:style-name="Tableau1">
        <table:table-column table:style-name="Tableau1.A"/>
        <table:table-row>
          <table:table-cell table:style-name="Tableau1.A1" office:value-type="string">
            <text:p text:style-name="P1"><draw:frame text:anchor-type="paragraph" draw:z-index="3" draw:name="Forme4" draw:style-name="gr4" draw:text-style-name="P43" svg:width="0.9cm" svg:height="0.662cm" svg:x="4.329cm" svg:y="0.462cm"><draw:text-box><text:p>1</text:p></draw:text-box></draw:frame><draw:custom-shape text:anchor-type="paragraph" draw:z-index="7" draw:name="Forme7" draw:style-name="gr6" draw:text-style-name="P45" svg:width="0.689cm" svg:height="0.636cm" svg:x="8.562cm" svg:y="0.092cm"><text:p/><draw:enhanced-geometry svg:viewBox="0 0 21600 21600" draw:type="rectangle" draw:enhanced-path="M 0 0 L 21600 0 21600 21600 0 21600 0 0 Z N"/></draw:custom-shape>Eleve</text:p>
          </table:table-cell>
        </table:table-row>
        <table:table-row table:style-name="Tableau1.2">
          <table:table-cell table:style-name="Tableau1.A2" office:value-type="string">
            <text:p text:style-name="Table_20_Contents"><draw:line text:anchor-type="paragraph" draw:z-index="8" draw:name="Forme8" draw:style-name="gr5" draw:text-style-name="P44" svg:x1="9.25cm" svg:y1="0.044cm" svg:x2="2.688cm" svg:y2="9.463cm"><text:p/></draw:line>#mail : VARCHAR</text:p>
            <text:p text:style-name="Table_20_Contents">nom : VARCHAR</text:p>
            <text:p text:style-name="Table_20_Contents">prenom : VARCHAR</text:p>
            <text:p text:style-name="Table_20_Contents">mdp : VARCHAR </text:p>
            <text:p text:style-name="Table_20_Contents">pseudo : VARCHAR</text:p>
            <text:p text:style-name="Table_20_Contents">promo : INT </text:p>
            <text:p text:style-name="Table_20_Contents">telephone : VARCHAR</text:p>
            <text:p text:style-name="Table_20_Contents">admin : BOOLEAN</text:p>
          </table:table-cell>
        </table:table-row>
      </table:table>
      <table:table table:name="Tableau3" table:style-name="Tableau3">
        <table:table-column table:style-name="Tableau3.A"/>
        <table:table-row>
          <table:table-cell table:style-name="Tableau3.A1" office:value-type="string">
            <text:p text:style-name="P1">Vendre </text:p>
          </table:table-cell>
        </table:table-row>
        <table:table-row table:style-name="Tableau3.2">
          <table:table-cell table:style-name="Tableau3.A2" office:value-type="string">
            <text:p text:style-name="Table_20_Contents"># id : SERIAL </text:p>
            <text:p text:style-name="Table_20_Contents">categorie_V : categorie_vendre </text:p>
            <text:p text:style-name="Table_20_Contents">prix : INT</text:p>
          </table:table-cell>
        </table:table-row>
      </table:table>
      <table:table table:name="Tableau4" table:style-name="Tableau4">
        <table:table-column table:style-name="Tableau4.A"/>
        <table:table-row>
          <table:table-cell table:style-name="Tableau4.A1" office:value-type="string">
            <text:p text:style-name="P1">Trouve</text:p>
          </table:table-cell>
        </table:table-row>
        <table:table-row table:style-name="Tableau4.2">
          <table:table-cell table:style-name="Tableau4.A2" office:value-type="string">
            <text:p text:style-name="Table_20_Contents"># id : SERIAL </text:p>
            <text:p text:style-name="Table_20_Contents">categorie_T : categorie_trouve</text:p>
            <text:p text:style-name="Table_20_Contents">endroit : VARCHAR</text:p>
          </table:table-cell>
        </table:table-row>
      </table:table>
      <table:table table:name="Tableau5" table:style-name="Tableau5">
        <table:table-column table:style-name="Tableau5.A"/>
        <table:table-row>
          <table:table-cell table:style-name="Tableau5.A1" office:value-type="string">
            <text:p text:style-name="P1">Termine </text:p>
          </table:table-cell>
        </table:table-row>
        <table:table-row table:style-name="Tableau5.2">
          <table:table-cell table:style-name="Tableau5.A2" office:value-type="string">
            <text:p text:style-name="Table_20_Contents">fin_date : DAT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1"/>
      <text:p text:style-name="P41"/>
      <text:p text:style-name="P41"/>
      <text:p text:style-name="Standard"><text:span text:style-name="T9"><text:tab/><text:tab/></text:span><text:span text:style-name="T35">2.</text:span><text:span text:style-name="T34"> Authentification</text:span></text:p>
      <text:p text:style-name="P30"><text:tab/></text:p>
      <text:p text:style-name="P30"><text:tab/><text:tab/>-<text:span text:style-name="T12">&gt;</text:span>Inscription</text:p>
      <text:p text:style-name="Standard"/>
      <text:p text:style-name="Standard"><text:tab/>Chaque utilisateur doit s’inscrire pour pouvoir avoir accès à plusieurs fonctionnalités comme voir en détails les annonces. Pour cela, il doit remplir un formulaire pour renseigner ses informations. Certaines informations sont obligatoires, comme par exemple son adresse mail <text:span text:style-name="T21">qui doit absolument être de type *@ensiie</text:span>. Elle doit être unique car c’est ce qui permettra de l’identifier. Les entrées ont été rendues obligatoires à l’aide du Javascript <text:s/>« required ». Le formulaire ne peut pas être validé tant que les informations (mail, nom, prénom, pseudo, le mot de passe et la confirmation du mot de passe) ne sont pas remplies. Une page php a été alors consacrée pour l’inscription. Elle comprend d’une part le formulaire et d’autre part l’insertion à la base de données lorsque toutes les vérifications ont étés faites. </text:p>
      <text:p text:style-name="Standard"/>
      <text:p text:style-name="Standard"><text:tab/>Lorsque l‘élève s’est inscrit, il a désormais un compte et peut se connecter et déconnecter quand il veut. </text:p>
      <text:p text:style-name="Standard"/>
      <text:p text:style-name="Standard"/>
      <text:p text:style-name="Standard"><text:tab/><text:span text:style-name="T13">-</text:span><text:span text:style-name="T14">&gt;</text:span><text:span text:style-name="T13"> Connexion et déconnexion</text:span></text:p>
      <text:p text:style-name="Standard"/>
      <text:p text:style-name="Standard"><text:tab/>L’utilisateur se connecte grâce à son adresse mail et son mot de passe. Toujours à l’aide du Javascript, ces deux informations sont obligatoires. Sans celles-ci, il ne pourra pas se connecter. Lorsque l'utilisateur est connecté, ses informations sont enregistrées dans des variables de session. Elles sont conservées jusqu’à ce qu’il se déconnecte. <text:s/>On a crée deux pages php distinctes pour la connexion et la déconnexion. </text:p>
      <text:p text:style-name="Standard"><text:tab/></text:p>
      <text:p text:style-name="Standard"><text:tab/>Si la variable de session « mail » existe, on sait que l'utilisateur s'est connecté. On lui propose alors de regarder son profil ou de se déconnecter. Sinon on lui propose de s’inscrire ou de se connecter. </text:p>
      <text:p text:style-name="Standard"/>
      <text:p text:style-name="Standard"><text:tab/>Il peut aussi modifier ses informations à l’aide de son profil éditable. </text:p>
      <text:p text:style-name="Standard"/>
      <text:p text:style-name="Standard"/>
      <text:p text:style-name="Standard"/>
      <text:p text:style-name="P15"><text:tab/><text:span text:style-name="T33">3. Un profil éditable</text:span></text:p>
      <text:p text:style-name="Standard"/>
      <text:p text:style-name="Standard"><text:tab/>La seule donnée qui ne peut pas être modifiée est l’adresse mail car c’est ce qui identifie l'utilisateur. A l’aide des variables de session, il n’est plus utile d’exécuter une requête pour avoir ses informations. Sur le formulaire de son profil, l’utilisateur a déjà les champs pré-remplis par ses informations. </text:p>
      <text:p text:style-name="Standard"/>
      <text:p text:style-name="Standard"/>
      <text:p text:style-name="Standard"/>
      <text:p text:style-name="P33"><text:tab/>4. Compte administrateur</text:p>
      <text:p text:style-name="Standard"/>
      <text:p text:style-name="Standard"><text:soft-page-break/><text:tab/>L’attribut « admin »(en tant que booléen) dans la table Eleve permet de savoir si un élève est un administrateur ou non. Nous avons décidé d’être les seuls administrateurs. <text:s/>En tant qu’administrateur nous pouvons supprimer une annonce si nous la jugeons inutile. En supprimant une annonce, nous la supprimons également de la base de données. <text:span text:style-name="T21">Nous pouvons également avoir accès à un tableau de bord sur lequel on a la liste de l’ensemble des élèves avec leur données. A partir de ce tableau de bord, l’administrateur a la possibilité de voir, d’éditer et de supprimer un compte élève.</text:span></text:p>
      <text:p text:style-name="Standard"/>
      <text:p text:style-name="Standard"/>
      <text:p text:style-name="Standard"/>
      <text:p text:style-name="P34"><text:span text:style-name="T7"><text:tab/>-</text:span><text:span text:style-name="T6">I</text:span><text:span text:style-name="T8">V</text:span><text:span text:style-name="T6">- Notre travail</text:span></text:p>
      <text:p text:style-name="P24"/>
      <text:p text:style-name="P27"><text:tab/><text:span text:style-name="T11">Pour mettre en œuvre notre projet, nous avons commencé par travailler tous ensembles, afin que chacun sache exactement en quoi consiste le site, et quels en sont tous les détails.</text:span></text:p>
      <text:p text:style-name="P29">Après avoir choisi une problématique générale, nous avons réfléchi aux différents services que nous pouvions proposer aux élèves. Nous avons alors commencé par poser nos idées sur papier, et avons tous ensemble créé un plan du site et de ses différentes pages ; de même pour notre base de données.</text:p>
      <text:p text:style-name="P29"><text:tab/>Nous avons ensuite partagé notre projet en plusieurs parties, afin de pouvoir nous répartir efficacement les tâches.</text:p>
      <text:p text:style-name="P29">Gabrielle Guillaume s’est alors chargée de <text:span text:style-name="T22">créer le formulaire afin de déposer une annonce dans la catégorie objets trouvés/perdus ou la catégorie service/objet à vendre.</text:span></text:p>
      <text:p text:style-name="P29">Marine Pallotta s’est intéress<text:span text:style-name="T22">ée à la création d’un CRUD sous forme de tableau de bord permettant à tous administrateurs de pouvoir modifier l’ensemble des données des élèves que ce soit pour éditer, supprimer ou voir leur coordonnées.</text:span></text:p>
      <text:p text:style-name="P29">Kalo Racontondrazokini s’est penchée sur <text:span text:style-name="T22">les pages d’inscription et de connexion permettant à l’élève d’avoir accès à l’ensemble des fonctionnalités du site.</text:span></text:p>
      <text:p text:style-name="P29">Et enfin, Léo Vézinet a travaillé sur <text:span text:style-name="T23">la page d’accueil qui donne l’accès aux différentes parties du site avec la création de la barre de recherche, et le CSS.</text:span></text:p>
      <text:p text:style-name="P28">Chaque personne avait donc une tâche précise à réaliser, mais elle aidait également les autres dans les leurs lors des nombreuses erreurs. En effet, <text:span text:style-name="T23">o</text:span>n trouve souvent plus facilement une solution à un problème quand on y réfléchit à plusieurs.</text:p>
      <text:p text:style-name="P29">Finalement, la dernière semaine, nous avons à nouveau travaillé ensemble, afin d’aider ceux qui n’avaient pas fini leur partie, et corriger les différentes erreurs.<text:line-break/></text:p>
      <text:p text:style-name="P24"/>
      <text:p text:style-name="P10"><text:tab/><text:span text:style-name="T26">-</text:span><text:span text:style-name="T31">V- Difficultés rencontrées</text:span></text:p>
      <text:p text:style-name="P10"/>
      <text:p text:style-name="P20"><text:tab/><text:span text:style-name="T12">Durant notre travail, nous avons du faire face à plusieurs difficultés. En effet, nous avons mis beaucoup de temps à choisir notre sujet, et n’avons donc pas pu pleinement profiter de l’aide de l’encadrant lors de la première séance.</text:span></text:p>
      <text:p text:style-name="P21">De plus, nous avons eu plusieurs problèmes au moment de l’installation de Docker, au niveau de la configuration des ordinateurs. Encore une fois, nous avons perdu beaucoup de temps.</text:p>
      <text:p text:style-name="P21">Finalement, le projet s’est globalement bien déroulé. Notre répartition des tâches était adéquate, mais nous avons travaillé trop lentement et nous avons du faire beaucoup de choses au dernier moment.</text:p>
      <text:p text:style-name="P22">En effet, du côté de la création du formulaire pour ajouter une annonce, quelques problèmes ont été rencontré. Par exemple, lors de l’importation d’un fichier, il a fallu trouver comment modifier et importer le fichier dans un dossier lié au site pour pouvoir l’afficher par la suite. De même, on utilise 2 tables en relation avec la table Objets qui permet de savoir si <text:span text:style-name="T24">l’objet posé en annonce a été trouvé/perdu ou si au contraire il est à vendre. Pour cela, il a fallu associer les objets à un id selon une requête et une simple erreur lors de la requête nous a fait perdre énormément de temps. De plus, </text:span><text:soft-page-break/><text:span text:style-name="T24">on a eu un doute concernant la création d’un CRUD car on ne savait pas exactement en quoi cela consistait. Finalement, nous y avons vu un intérêt en tant qu’administrateur puisqu’ils nous aient possible de supprimer une annonce qui pourrait sembler inapproprié mais nous n’avions aucun pouvoir sur les comptes crées par les élèves.</text:span></text:p>
      <text:p text:style-name="P23">De la même manière, lors de la création du bouton supprimer une annonce, il y avait de nombreux paramètres à prendre en compte car lorsque l’on supprime un<text:span text:style-name="T25">e annonce, il faut bien penser à supprimer d’abord dans Trouve ou Vendre avant de supprimer d’objet afin que cela puisse fonctionner car sinon de nombreuses erreurs apparaissaient et ce problème se répétait également lors du bouton Terminer une annonce.</text:span></text:p>
      <text:p text:style-name="P21"/>
      <text:p text:style-name="P21"/>
      <text:p text:style-name="P11"><text:tab/><text:span text:style-name="T26">-V</text:span><text:span text:style-name="T32">I</text:span><text:span text:style-name="T26">- Les points à améliorer</text:span></text:p>
      <text:p text:style-name="P11"/>
      <text:p text:style-name="P11"><text:tab/><text:span text:style-name="T15">Notre site est globalement opérationnel, mais il y a des choses qui pourraient être améliorées. En effet, nous avons pensé à intégrer une session commentaire qui permettrait à l’acheteur de pouvoir demander des précisions au vendeur. De même, l’idéal serait de permettre à l’utilisateur de payer directement en ligne, </text:span><text:span text:style-name="T16">ce qui lui simplifierait les achats. Nous pourrions également permettre une recherche plus précise, avec un tri par date ou prix de l’objet. </text:span><text:span text:style-name="T19">De plus, on avait pensé à créer un système de tag dont nous avons commencé une base mais que nous n’avons pas eu le temps de développer et de mettre en place </text:span><text:span text:style-name="T20">ou même un système d’identification grâce auquel l’élève identifié recevra une notification du type mail le prévenant que son nom est apparu dans un commentaire d’ob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3:54:06.467000000</meta:creation-date>
    <meta:generator>LibreOffice/5.1.6.2$Linux_X86_64 LibreOffice_project/10m0$Build-2</meta:generator>
    <dc:date>2018-05-22T15:38:10.518881101</dc:date>
    <meta:editing-duration>PT1H41M33S</meta:editing-duration>
    <meta:editing-cycles>6</meta:editing-cycles>
    <meta:document-statistic meta:table-count="6" meta:image-count="0" meta:object-count="0" meta:page-count="8" meta:paragraph-count="106" meta:word-count="1613" meta:character-count="10030" meta:non-whitespace-character-count="8441"/>
  </office:meta>
</office:document-meta>
</file>